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ValueUtils.retrieveProfileValueSource( Class &lt; ? &gt; test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fileValueUtils.isTestEnabledInThisEnvironment( ProfileValueSource profileValueSource , @ Nullable IfProfileValue ifProfile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fileValueUtils.isTestEnabledInThisEnvironment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ValueUtils.isTestEnabledInThisEnvironment( ProfileValueSource profileValueSource , Method testMethod ,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ValueUtils.isTestEnabledInThisEnvironment( Method testMethod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